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2"/><text:span text:style-name="T2">FIREWALL AS A SERVICE INTEGRATION WITH HEAT</text:span></text:p>
      <text:p text:style-name="Standard"/>
      <text:p text:style-name="Standard"><text:span text:style-name="T1">STEP 1</text:span>:</text:p>
      <text:p text:style-name="Standard"/>
      <text:p text:style-name="Standard"><text:tab/>You have three folders in provided directory. One with opt, and the other two with usr and <text:s/><text:tab/>etc.</text:p>
      <text:p text:style-name="Standard"></text:p>
      <text:p text:style-name="Standard"><text:tab/>For the contents in the opt directory, please replace the files at their respective positions in <text:tab/>your /opt directory of your system. The opt in the provided folder resembles the directory <text:tab/>structure of the /opt directory. Further, if you find that the folder is not present at the <text:tab/>respective location please copy the whole directory from firewall_changes_icehouse/opt <text:tab/>directory.</text:p>
      <text:p text:style-name="Standard"></text:p>
      <text:p text:style-name="Standard"><text:tab/>The usr directory has binaries that need to be copied to the respective directory in your <text:tab/>system's /usr directory.</text:p>
      <text:p text:style-name="Standard"></text:p>
      <text:p text:style-name="Standard"><text:span text:style-name="T1">STEP 2:</text:span></text:p>
      <text:p text:style-name="Standard"/>
      <text:p text:style-name="Standard"><text:tab/>1. Add the following lines in /etc/neutron/neutron.conf</text:p>
      <text:p text:style-name="Standard"></text:p>
      <text:p text:style-name="Standard"><text:s text:c="2"/><text:tab/> <text:s text:c="5"/>fwaapas_enabled = True</text:p>
      <text:p text:style-name="Standard"><text:s text:c="2"/><text:tab/> <text:s text:c="5"/>nova_api_class = neutron.nova.api.API</text:p>
      <text:p text:style-name="Standard"><text:tab/> <text:s text:c="5"/>nova_region_name = RegionOne</text:p>
      <text:p text:style-name="Standard"><text:tab/> <text:s text:c="5"/>nova_admin_tenant_name = admin</text:p>
      <text:p text:style-name="Standard"><text:s text:c="2"/><text:tab/> <text:s text:c="5"/>nova_auth_strategy = keystone</text:p>
      <text:p text:style-name="Standard"><text:s text:c="18"/>nova_admin_user_fw = admin</text:p>
      <text:p text:style-name="Standard"></text:p>
      <text:p text:style-name="Standard"></text:p>
      <text:p text:style-name="Standard"><text:s text:c="2"/><text:tab/> <text:s text:c="5"/>[fw_appliance]</text:p>
      <text:p text:style-name="Standard"></text:p>
      <text:p text:style-name="Standard"><text:tab/> <text:s text:c="6"/># Configuration for the launching Firewall VM.</text:p>
      <text:p text:style-name="Standard"></text:p>
      <text:p text:style-name="Standard"><text:tab/> <text:s text:c="7"/>Gateway_Net = </text:p>
      <text:p text:style-name="Standard"><text:tab/> <text:s text:c="7"/>Net = </text:p>
      <text:p text:style-name="Standard"><text:s/><text:tab/> <text:s text:c="7"/>Image = </text:p>
      <text:p text:style-name="Standard"><text:s text:c="2"/><text:tab/> <text:s text:c="7"/>Name = Firewall-VM</text:p>
      <text:p text:style-name="Standard"><text:s text:c="2"/><text:tab/> <text:s text:c="7"/>Flavor = </text:p>
      <text:p text:style-name="Standard"></text:p>
      <text:p text:style-name="Standard"></text:p>
      <text:p text:style-name="Standard"><text:tab/>2. Add the following lines in /etc/neutron/fwaas_driver.ini</text:p>
      <text:p text:style-name="Standard"><text:s text:c="7"/><text:tab/> <text:s text:c="5"/>[fw_app]</text:p>
      <text:p text:style-name="Standard"><text:s text:c="6"/><text:tab/> <text:s text:c="5"/>fw_app_driver <text:tab/><text:tab/> <text:tab/><text:tab/> <text:tab/> <text:tab/><text:tab/><text:tab/><text:tab/><text:tab/><text:tab/><text:tab/>=neutron.services.firewall.drivers.netconf.netconf_fwaas.NetconfFwaasDriver</text:p>
      <text:p text:style-name="Standard"><text:s text:c="6"/><text:tab/> <text:s text:c="5"/>fw_enabled = True</text:p>
      <text:p text:style-name="Standard"/>
      <text:p text:style-name="Standard"/>
      <text:p text:style-name="Standard"><text:tab/>3. Copy the netconf-firewall.filters file present in the provided directory to the location <text:s text:c="17"/><text:tab/> <text:s text:c="4"/>/etc/neutron/rootwrap.d</text:p>
      <text:p text:style-name="Standard"><text:tab/></text:p>
      <text:p text:style-name="Standard"></text:p>
      <text:p text:style-name="Standard"><text:span text:style-name="T1"/></text:p>
      <text:p text:style-name="Standard"><text:span text:style-name="T1"/></text:p>
      <text:p text:style-name="Standard"><text:soft-page-break/><text:span text:style-name="T1">STEP 3:</text:span></text:p>
      <text:p text:style-name="Standard"><text:span text:style-name="T1"/></text:p>
      <text:p text:style-name="Standard"><text:tab/>After these changes please restart the neutron service(q-svc service and all other <text:tab/>corresponding neutron services).</text:p>
      <text:p text:style-name="Standard"/>
      <text:p text:style-name="P2">STEP 4:</text:p>
      <text:p text:style-name="P2"/>
      <text:p text:style-name="P2"><text:s text:c="11"/><text:span text:style-name="T3">Install Yangcli from workspace using the command :</text:span></text:p>
      <text:p text:style-name="P2"><text:span text:style-name="T3"><text:s text:c="18"/>sudo dpkg -i names of the Debian packages present in yangcli folder </text:span></text:p>
      <text:p text:style-name="P2"><text:span text:style-name="T3"><text:s text:c="11"/>And also install necessary packages using the following command:</text:span></text:p>
      <text:p text:style-name="P2"><text:span text:style-name="T3"><text:s text:c="17"/>apt-get install package name</text:span></text:p>
      <text:p text:style-name="Standard"></text:p>
      <text:p text:style-name="Standard"><text:span text:style-name="T1">STEP 5:</text:span></text:p>
      <text:p text:style-name="Standard"><text:s/><text:tab/></text:p>
      <text:p text:style-name="Standard"><text:tab/>1. Now upload vyatta image and an other image which is required to launch two instances <text:s text:c="2"/><text:tab/>(i.e; one on Internal network and other on external network).</text:p>
      <text:p text:style-name="Standard"/>
      <text:p text:style-name="Standard"/>
      <text:p text:style-name="Standard"><text:s text:c="12"/>2. The vyatta image id has to be updated in XML file and the other image id is has to be <text:s text:c="8"/><text:tab/>updated in the heat template(i.e; yaml file) which is used for creating heat stack.</text:p>
      <text:p text:style-name="Standard"><text:s text:c="15"/>NOTE:The xml file should be always present in the home directory.</text:p>
      <text:p text:style-name="Standard"/>
      <text:p text:style-name="Standard"/>
      <text:p text:style-name="Standard"/>
      <text:p text:style-name="Standard"/>
      <text:p text:style-name="Standard"><text:span text:style-name="T1">STEP 6:</text:span></text:p>
      <text:p text:style-name="Standard"></text:p>
      <text:p text:style-name="Standard"><text:tab/>1. After all configurations are updated in xml and yaml files , restart the q-svc service.</text:p>
      <text:p text:style-name="Standard"></text:p>
      <text:p text:style-name="Standard"><text:tab/>2. Now, launch the FW-appliance-aS agent service in a shell or an empty with the following <text:tab/>command:</text:p>
      <text:p text:style-name="Standard"> <text:s text:c="12"/><text:tab/>python /usr/local/bin/neutron-FW-appliance-aS --config-file <text:s/><text:tab/> <text:tab/>/etc/neutron/neutron.conf --config-file=/etc/neutron/l3_agent.ini --config-file <text:tab/>/etc/neutron/fwaas_driver.ini</text:p>
      <text:p text:style-name="Standard"></text:p>
      <text:p text:style-name="Standard"><text:s text:c="12"/>3. Also, restart the l3 agent service.</text:p>
      <text:p text:style-name="Standard"></text:p>
      <text:p text:style-name="Standard"/>
      <text:p text:style-name="Standard">Examine the logs generated by running this FW-appliance-aS agent service, if everything works fine. Openstack setup is configured with FW-appliance-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cs </meta:initial-creator>
    <meta:creation-date>2014-09-09T16:17:48</meta:creation-date>
    <dc:date>2014-09-09T17:26:49</dc:date>
    <dc:creator>tcs </dc:creator>
    <meta:editing-duration>PT51M39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60" meta:word-count="375" meta:character-count="2980" meta:non-whitespace-character-count="2224"/>
  </office:meta>
</office:document-meta>
</file>